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leObj1" manifest:media-type=""/>
  <manifest:file-entry manifest:full-path="ObjectReplacements/OleObj2" manifest:media-type=""/>
  <manifest:file-entry manifest:full-path="OleObj1" manifest:media-type="application/octet-stream"/>
  <manifest:file-entry manifest:full-path="settings.xml" manifest:media-type="text/xml"/>
  <manifest:file-entry manifest:full-path="OleObj2" manifest:media-type="application/octet-stream"/>
  <manifest:file-entry manifest:full-path="styles.xml" manifest:media-type="text/xml"/>
  <manifest:file-entry manifest:full-path="manifest.rdf" manifest:media-type="application/rdf+xml"/>
  <manifest:file-entry manifest:full-path="meta.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ans" svg:font-family="'Liberation Sans'"/>
    <style:font-face style:name="Liberation Serif" svg:font-family="'Liberation Serif'"/>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423cm" fo:margin-bottom="0.212cm" loext:contextual-spacing="false" fo:line-height="100%" fo:text-align="center"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margin-top="0.423cm" fo:margin-bottom="0.212cm" loext:contextual-spacing="false"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423cm" fo:margin-bottom="0.212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423cm" fo:margin-bottom="0.212cm" loext:contextual-spacing="false" fo:line-height="100%" fo:text-align="center" style:justify-single-word="false"/>
      <style:text-properties style:use-window-font-color="true" style:font-name="Liberation Sans" fo:font-size="28pt" fo:font-weight="bold" fo:background-color="transparent" style:font-name-asian="Liberation Sans" style:font-name-complex="Liberation Sans"/>
    </style:style>
    <style:style style:name="P6" style:family="paragraph" style:parent-style-name="Standard">
      <style:paragraph-properties fo:margin-top="0.423cm" fo:margin-bottom="0.212cm" loext:contextual-spacing="false" fo:line-height="100%" fo:text-align="start" style:justify-single-word="false"/>
      <style:text-properties style:use-window-font-color="true" style:font-name="Liberation Sans" fo:font-size="14pt" fo:font-weight="bold" fo:background-color="transparent" style:font-name-asian="Liberation Sans" style:font-name-complex="Liberation Sans"/>
    </style:style>
    <style:style style:name="P7"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9"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Liberation Serif" fo:font-size="12pt" fo:font-style="italic" fo:font-weight="normal" fo:background-color="transparent" style:font-name-asian="Liberation Serif" style:font-name-complex="Liberation Serif"/>
    </style:style>
    <style:style style:name="P10" style:family="paragraph" style:parent-style-name="Standard" style:list-style-name="L2">
      <style:paragraph-properties fo:margin-left="-0.635cm" fo:margin-right="0cm" fo:line-height="100%" fo:text-align="start" style:justify-single-word="false" fo:text-indent="0.635cm" style:auto-text-indent="false"/>
      <style:text-properties style:use-window-font-color="true" style:font-name="Liberation Serif" fo:font-size="12pt" fo:font-style="italic" fo:font-weight="normal" fo:background-color="transparent" style:font-name-asian="Liberation Serif" style:font-name-complex="Liberation Serif"/>
    </style:style>
    <style:style style:name="P11" style:family="paragraph" style:parent-style-name="Standard" style:list-style-name="L3">
      <style:paragraph-properties fo:margin-left="-0.635cm" fo:margin-right="0cm" fo:line-height="100%" fo:text-align="start" style:justify-single-word="false" fo:text-indent="0.635cm" style:auto-text-indent="false"/>
      <style:text-properties style:use-window-font-color="true" style:font-name="Liberation Serif" fo:font-size="12pt" fo:font-style="italic" fo:font-weight="normal" fo:background-color="transparent" style:font-name-asian="Liberation Serif" style:font-name-complex="Liberation Serif"/>
    </style:style>
    <style:style style:name="P12" style:family="paragraph" style:parent-style-name="Standard" style:list-style-name="L5">
      <style:paragraph-properties fo:margin-left="-0.635cm" fo:margin-right="0cm" fo:line-height="100%" fo:text-align="start"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13" style:family="paragraph" style:parent-style-name="Standard" style:list-style-name="L6">
      <style:paragraph-properties fo:margin-left="-0.635cm" fo:margin-right="0cm" fo:line-height="100%" fo:text-align="start"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14" style:family="paragraph" style:parent-style-name="Standard" style:list-style-name="L7">
      <style:paragraph-properties fo:margin-left="-0.635cm" fo:margin-right="0cm" fo:line-height="100%" fo:text-align="start"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15" style:family="paragraph" style:parent-style-name="Standard" style:list-style-name="L8">
      <style:paragraph-properties fo:margin-left="-0.635cm" fo:margin-right="0cm" fo:line-height="100%" fo:text-align="start"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16" style:family="paragraph" style:parent-style-name="Standard" style:list-style-name="L9">
      <style:paragraph-properties fo:margin-left="-0.635cm" fo:margin-right="0cm" fo:line-height="100%" fo:text-align="start"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17" style:family="paragraph" style:parent-style-name="Standard" style:list-style-name="L10">
      <style:paragraph-properties fo:margin-left="-0.635cm" fo:margin-right="0cm" fo:line-height="100%" fo:text-align="start"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18" style:family="paragraph" style:parent-style-name="Standard" style:list-style-name="L11">
      <style:paragraph-properties fo:margin-left="-0.635cm" fo:margin-right="0cm" fo:line-height="100%" fo:text-align="start"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19" style:family="paragraph" style:parent-style-name="Standard" style:list-style-name="L4">
      <style:paragraph-properties fo:margin-left="-0.635cm" fo:margin-right="0cm" fo:margin-top="0cm" fo:margin-bottom="0.247cm" loext:contextual-spacing="false" fo:line-height="120%" fo:text-align="start" style:justify-single-word="false" fo:text-indent="0.635cm" style:auto-text-indent="false"/>
      <style:text-properties style:use-window-font-color="true" style:font-name="Liberation Serif" fo:font-size="12pt" fo:font-style="italic" fo:font-weight="normal" fo:background-color="transparent" style:font-name-asian="Liberation Serif" style:font-name-complex="Liberation Serif"/>
    </style:style>
    <style:style style:name="P20" style:family="paragraph" style:parent-style-name="Standard">
      <style:paragraph-properties fo:margin-top="0cm" fo:margin-bottom="0.247cm" loext:contextual-spacing="false" fo:line-height="12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2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1" text:anchor-type="as-char" svg:width="5.953cm" style:rel-width="scale" svg:height="2.963cm" style:rel-height="scale" draw:z-index="0"><draw:object-ole xlink:href="./OleObj1" xlink:type="simple" xlink:show="embed" xlink:actuate="onLoad"/><draw:image xlink:href="./ObjectReplacements/OleObj1" xlink:type="simple" xlink:show="embed" xlink:actuate="onLoad"/></draw:frame></text:p>
      <text:p text:style-name="P3"/>
      <text:p text:style-name="P5">10. Erronkako Balidazio proba</text:p>
      <text:p text:style-name="P7"/>
      <text:p text:style-name="P6">Ariketa 1</text:p>
      <text:p text:style-name="P8"><text:tab/>Emandako fritzing-eko fitxategiko zirkuituraren egiaren taula atera.</text:p>
      <text:list xml:id="list4746599886324590426" text:style-name="L1">
        <text:list-item>
          <text:p text:style-name="P9">Balidazio ariketa1.fzz</text:p>
        </text:list-item>
      </text:list>
      <text:p text:style-name="P7"/>
      <text:p text:style-name="P6">Ariketa 2</text:p>
      <text:p text:style-name="P8"><text:tab/>Aurreko ariketako egiaren taula gauzatu, emandako fritzing-eko fitxategian azaltzen diren <text:tab/>osagaiak erabiliaz eta dagokion sketch-a egin AND, OR eta NOT ateak soilik erabiliaz.</text:p>
      <text:list xml:id="list2237477948178488499" text:style-name="L2">
        <text:list-item>
          <text:p text:style-name="P10">Balidazio ariketa2.fzz</text:p>
        </text:list-item>
      </text:list>
      <text:p text:style-name="P7"/>
      <text:p text:style-name="P6">Ariketa 3</text:p>
      <text:p text:style-name="P8"><text:tab/>Emanadako fritzing-eko fitxeroko osagaien arteko konekzioak egin ICEZUM bidez DC <text:tab/>motorra kontrolatu ahal izateko.</text:p>
      <text:list xml:id="list5491474130059498676" text:style-name="L3">
        <text:list-item>
          <text:p text:style-name="P11">Balidazio ariketa3.fzz</text:p>
        </text:list-item>
      </text:list>
      <text:p text:style-name="P7"/>
      <text:p text:style-name="P8"><text:tab/>Driver-eko erabilitako hanka bakoitzeko tentsioa grafikatu GND-arekiko. Baita ere <text:tab/>motorraren bi <text:tab/>bornen arteko tentsioa. Guztia, kontuan izanik sarrera hanken (2 eta 7) <text:tab/>tentsioa GND-arekiko honelakoa dela:</text:p>
      <text:p text:style-name="P2"><draw:frame draw:style-name="fr1" draw:name="2" text:anchor-type="as-char" svg:width="4.763cm" style:rel-width="scale" svg:height="2.355cm" style:rel-height="scale" draw:z-index="1"><draw:object-ole xlink:href="./OleObj2" xlink:type="simple" xlink:show="embed" xlink:actuate="onLoad"/><draw:image xlink:href="./ObjectReplacements/OleObj2" xlink:type="simple" xlink:show="embed" xlink:actuate="onLoad"/></draw:frame></text:p>
      <text:p text:style-name="P7"/>
      <text:p text:style-name="P7"/>
      <text:p text:style-name="P4"/>
      <text:p text:style-name="P6">Ariketa 4</text:p>
      <text:p text:style-name="P20"><text:tab/>Emandako sketch-eko elementuak identifikatu eta osotasunaren funtzionamendua azaldu <text:tab/>zure hitzekin.</text:p>
      <text:list xml:id="list2839970740149404309" text:style-name="L4">
        <text:list-item>
          <text:p text:style-name="P19">Balidazio ariketa 4a.ice</text:p>
        </text:list-item>
        <text:list-item>
          <text:p text:style-name="P19"><text:soft-page-break/>Balidazio ariketa 4b.ice</text:p>
        </text:list-item>
        <text:list-item>
          <text:p text:style-name="P19">Balidazio ariketa 4c.ice</text:p>
        </text:list-item>
      </text:list>
      <text:p text:style-name="P7"/>
      <text:p text:style-name="P8"><text:tab/></text:p>
      <text:p text:style-name="P6">Ariketa 5</text:p>
      <text:p text:style-name="P7"/>
      <text:p text:style-name="P8"><text:tab/>Ondorengo galderak erantzun dokumentu berri batean.</text:p>
      <text:list xml:id="list7093829181516883279" text:style-name="L5">
        <text:list-item>
          <text:p text:style-name="P12">Zer da seinale digital bat?</text:p>
        </text:list-item>
      </text:list>
      <text:p text:style-name="P8"/>
      <text:p text:style-name="P8"><office:annotation office:name="__Annotation__242_165776603"><dc:creator>Autor desconocido</dc:creator><dc:date>2018-06-08T01:06:24.249000000</dc:date><text:p text:style-name="P21"><text:span text:style-name="T2">Azalpen juxtuak</text:span></text:p></office:annotation>Podriamos decir que es una señal codificada por que se basa en la logica binaria ya que utiliza "1" y "0" dos posiciones high y low en ingles. Encendido o puesta en marcha seria un high y apagar y parada seria low. <text:s/><office:annotation-end office:name="__Annotation__242_165776603"/></text:p>
      <text:p text:style-name="P8"/>
      <text:p text:style-name="P8"/>
      <text:list xml:id="list2081962059055552151" text:style-name="L6">
        <text:list-item>
          <text:p text:style-name="P13">Adibide bat eman seinale digital bat eta analogiko bat azaltzeko.</text:p>
        </text:list-item>
      </text:list>
      <text:p text:style-name="P8"/>
      <text:p text:style-name="P8"><office:annotation office:name="__Annotation__243_165776603"><dc:creator>Autor desconocido</dc:creator><dc:date>2018-06-08T01:06:53.001000000</dc:date><text:p text:style-name="P21"><text:span text:style-name="T2">Ez da zuzena</text:span></text:p></office:annotation>Ejemplo de señal digital: pendrive ejemplo de eñal analogica: radio<office:annotation-end office:name="__Annotation__243_165776603"/></text:p>
      <text:p text:style-name="P8"/>
      <text:list xml:id="list1808968710021114279" text:style-name="L7">
        <text:list-item>
          <text:p text:style-name="P14">Zer errepresentatu dezakegu 0 eta 1-ak erabiliz?</text:p>
        </text:list-item>
      </text:list>
      <text:p text:style-name="P8"/>
      <text:p text:style-name="P8"><office:annotation office:name="__Annotation__244_165776603"><dc:creator>Autor desconocido</dc:creator><dc:date>2018-06-08T01:07:17.848000000</dc:date><text:p text:style-name="P21"><text:span text:style-name="T2">Ez da zuzena eta ez dira zure hitzak.</text:span></text:p></office:annotation>Podemos representar cada bit que es la unidad mas pequeña de informacion en el codigo binario, Si un bit nos permite representar dos valores (0 y 1), dos bits nos posibilitan codificar cuatro combinaciones: 0 0, 0 1, 1 0 y 1 1. El conjunto de ocho bits que forman una unidad de información recibe el nombre de octeto. Un byte.</text:p>
      <text:p text:style-name="P8"><office:annotation-end office:name="__Annotation__244_165776603"/></text:p>
      <text:list xml:id="list7342268733741840109" text:style-name="L8">
        <text:list-item>
          <text:p text:style-name="P15">Zer berezitasun du sistema konbinazional batek sekuentzial batekiko?</text:p>
        </text:list-item>
      </text:list>
      <text:p text:style-name="P8"/>
      <text:p text:style-name="P8"><office:annotation office:name="__Annotation__245_165776603"><dc:creator>Autor desconocido</dc:creator><dc:date>2018-06-08T01:07:45.053000000</dc:date><text:p text:style-name="P21"><text:span text:style-name="T2">Erantzun zuzena da baina ez dira zure hitzak.</text:span></text:p></office:annotation>En los circuitos combinacionales las salidas dependen de sus entradas ya que no tienen memoria en cambio en los secuenciales si que tienen los flip flop, estos guardarian posiciones anteriores de las entradas.<office:annotation-end office:name="__Annotation__245_165776603"/></text:p>
      <text:p text:style-name="P8"/>
      <text:list xml:id="list6724628291977876140" text:style-name="L9">
        <text:list-item>
          <text:p text:style-name="P16">ICEZUM batez zuzenean motor bat kontrolatu ordez zergaitik driver-a erabili?</text:p>
        </text:list-item>
      </text:list>
      <text:p text:style-name="P8"/>
      <text:p text:style-name="P8">Mediante el driver podremos hacer un cambio de giro sencillo</text:p>
      <text:p text:style-name="P8"/>
      <text:list xml:id="list1188086302996144154" text:style-name="L10">
        <text:list-item>
          <text:p text:style-name="P17">Zer da errepositorio bat?</text:p>
        </text:list-item>
      </text:list>
      <text:p text:style-name="P8"/>
      <text:p text:style-name="P8"><office:annotation office:name="__Annotation__246_165776603"><dc:creator>Autor desconocido</dc:creator><dc:date>2018-06-08T01:08:28.320000000</dc:date><text:p text:style-name="P21"><text:span text:style-name="T2">Ez da artxibo bat</text:span></text:p></office:annotation>Es un archivo de github,<office:annotation-end office:name="__Annotation__246_165776603"/> <office:annotation office:name="__Annotation__248_165776603"><dc:creator>Autor desconocido</dc:creator><dc:date>2018-06-08T01:08:45.117000000</dc:date><text:p text:style-name="P21"><text:span text:style-name="T2">Zertarako den ondo azaldu duzu</text:span></text:p></office:annotation>podemos descargarlo y editar si se nos permite, los documentos en su interior y volverlos a colgar<office:annotation-end office:name="__Annotation__248_165776603"/></text:p>
      <text:p text:style-name="P8"/>
      <text:list xml:id="list7704023500599779837" text:style-name="L11">
        <text:list-item>
          <text:p text:style-name="P18">Zertarako erabiltzen da PWM teknologia?</text:p>
        </text:list-item>
      </text:list>
      <text:p text:style-name="P8"/>
      <text:p text:style-name="P8"><office:annotation office:name="__Annotation__249_165776603"><dc:creator>Autor desconocido</dc:creator><dc:date>2018-06-08T01:09:21.753000000</dc:date><text:p text:style-name="P21"><text:span text:style-name="T2">Zehaztasuna falta da baina ondo dago.</text:span></text:p></office:annotation>Con la tecnologia pwm controlamos el ancho de pulso, con esto lo que conseguimos es dar una progresion de velocidad por ejemplo a un motor mediante un pin digital de 1 y 0<office:annotation-end office:name="__Annotation__249_16577660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ans" svg:font-family="'Liberation Sans'"/>
    <style:font-face style:name="Liberation Serif" svg:font-family="'Liberation Serif'"/>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8T01:09:45.145000000</dc:date>
    <meta:editing-duration>PT5M51S</meta:editing-duration>
    <meta:editing-cycles>1</meta:editing-cycles>
    <meta:generator>LibreOffice/5.2.0.4$Windows_X86_64 LibreOffice_project/066b007f5ebcc236395c7d282ba488bca6720265</meta:generator>
    <meta:document-statistic meta:table-count="0" meta:image-count="0" meta:object-count="2" meta:page-count="2" meta:paragraph-count="36" meta:word-count="388" meta:character-count="2467" meta:non-whitespace-character-count="2109"/>
  </office:meta>
</office:document-meta>
</file>